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SEXO" table:style-name="ce1">
            <text:p>SEXO</text:p>
          </table:table-cell>
          <table:table-cell office:value-type="string" office:value="grupo_etario" table:style-name="ce1">
            <text:p>grupo_etario</text:p>
          </table:table-cell>
          <table:table-cell office:value-type="string" office:value="nDx_media" table:style-name="ce1">
            <text:p>nDx_media</text:p>
          </table:table-cell>
          <table:table-cell office:value-type="string" office:value="populacao" table:style-name="ce1">
            <text:p>populacao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0-1" table:style-name="ce1">
            <text:p>0-1</text:p>
          </table:table-cell>
          <table:table-cell office:value-type="float" office:value="559.67" table:style-name="ce1">
            <text:p>559.67</text:p>
          </table:table-cell>
          <table:table-cell office:value-type="float" office:value="84385" table:style-name="ce1">
            <text:p>84385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1-4" table:style-name="ce1">
            <text:p>1-4</text:p>
          </table:table-cell>
          <table:table-cell office:value-type="float" office:value="83.33" table:style-name="ce1">
            <text:p>83.33</text:p>
          </table:table-cell>
          <table:table-cell office:value-type="float" office:value="130705" table:style-name="ce1">
            <text:p>130705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5-9" table:style-name="ce1">
            <text:p>5-9</text:p>
          </table:table-cell>
          <table:table-cell office:value-type="float" office:value="50.33" table:style-name="ce1">
            <text:p>50.33</text:p>
          </table:table-cell>
          <table:table-cell office:value-type="float" office:value="231094" table:style-name="ce1">
            <text:p>231094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10-14" table:style-name="ce1">
            <text:p>10-14</text:p>
          </table:table-cell>
          <table:table-cell office:value-type="float" office:value="73" table:style-name="ce1">
            <text:p>73</text:p>
          </table:table-cell>
          <table:table-cell office:value-type="float" office:value="261006" table:style-name="ce1">
            <text:p>261006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15-19" table:style-name="ce1">
            <text:p>15-19</text:p>
          </table:table-cell>
          <table:table-cell office:value-type="float" office:value="141" table:style-name="ce1">
            <text:p>141</text:p>
          </table:table-cell>
          <table:table-cell office:value-type="float" office:value="265128" table:style-name="ce1">
            <text:p>26512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20-24" table:style-name="ce1">
            <text:p>20-24</text:p>
          </table:table-cell>
          <table:table-cell office:value-type="float" office:value="164" table:style-name="ce1">
            <text:p>164</text:p>
          </table:table-cell>
          <table:table-cell office:value-type="float" office:value="274901" table:style-name="ce1">
            <text:p>274901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25-29" table:style-name="ce1">
            <text:p>25-29</text:p>
          </table:table-cell>
          <table:table-cell office:value-type="float" office:value="203.33" table:style-name="ce1">
            <text:p>203.33</text:p>
          </table:table-cell>
          <table:table-cell office:value-type="float" office:value="279332" table:style-name="ce1">
            <text:p>279332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30-34" table:style-name="ce1">
            <text:p>30-34</text:p>
          </table:table-cell>
          <table:table-cell office:value-type="float" office:value="288.33" table:style-name="ce1">
            <text:p>288.33</text:p>
          </table:table-cell>
          <table:table-cell office:value-type="float" office:value="269702" table:style-name="ce1">
            <text:p>269702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35-39" table:style-name="ce1">
            <text:p>35-39</text:p>
          </table:table-cell>
          <table:table-cell office:value-type="float" office:value="375.33" table:style-name="ce1">
            <text:p>375.33</text:p>
          </table:table-cell>
          <table:table-cell office:value-type="float" office:value="240988" table:style-name="ce1">
            <text:p>24098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40-44" table:style-name="ce1">
            <text:p>40-44</text:p>
          </table:table-cell>
          <table:table-cell office:value-type="float" office:value="479.67" table:style-name="ce1">
            <text:p>479.67</text:p>
          </table:table-cell>
          <table:table-cell office:value-type="float" office:value="219502" table:style-name="ce1">
            <text:p>219502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45-49" table:style-name="ce1">
            <text:p>45-49</text:p>
          </table:table-cell>
          <table:table-cell office:value-type="float" office:value="607.67" table:style-name="ce1">
            <text:p>607.67</text:p>
          </table:table-cell>
          <table:table-cell office:value-type="float" office:value="190374" table:style-name="ce1">
            <text:p>190374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50-54" table:style-name="ce1">
            <text:p>50-54</text:p>
          </table:table-cell>
          <table:table-cell office:value-type="float" office:value="782.67" table:style-name="ce1">
            <text:p>782.67</text:p>
          </table:table-cell>
          <table:table-cell office:value-type="float" office:value="157108" table:style-name="ce1">
            <text:p>15710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55-59" table:style-name="ce1">
            <text:p>55-59</text:p>
          </table:table-cell>
          <table:table-cell office:value-type="float" office:value="991.33" table:style-name="ce1">
            <text:p>991.33</text:p>
          </table:table-cell>
          <table:table-cell office:value-type="float" office:value="125245" table:style-name="ce1">
            <text:p>125245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60-64" table:style-name="ce1">
            <text:p>60-64</text:p>
          </table:table-cell>
          <table:table-cell office:value-type="float" office:value="1195" table:style-name="ce1">
            <text:p>1195</text:p>
          </table:table-cell>
          <table:table-cell office:value-type="float" office:value="95602" table:style-name="ce1">
            <text:p>95602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65-69" table:style-name="ce1">
            <text:p>65-69</text:p>
          </table:table-cell>
          <table:table-cell office:value-type="float" office:value="1399.67" table:style-name="ce1">
            <text:p>1399.67</text:p>
          </table:table-cell>
          <table:table-cell office:value-type="float" office:value="71156" table:style-name="ce1">
            <text:p>71156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70-74" table:style-name="ce1">
            <text:p>70-74</text:p>
          </table:table-cell>
          <table:table-cell office:value-type="float" office:value="1555" table:style-name="ce1">
            <text:p>1555</text:p>
          </table:table-cell>
          <table:table-cell office:value-type="float" office:value="53961" table:style-name="ce1">
            <text:p>53961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75-79" table:style-name="ce1">
            <text:p>75-79</text:p>
          </table:table-cell>
          <table:table-cell office:value-type="float" office:value="1789.33" table:style-name="ce1">
            <text:p>1789.33</text:p>
          </table:table-cell>
          <table:table-cell office:value-type="float" office:value="35252" table:style-name="ce1">
            <text:p>35252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string" office:value="80+" table:style-name="ce1">
            <text:p>80+</text:p>
          </table:table-cell>
          <table:table-cell office:value-type="float" office:value="4573.33" table:style-name="ce1">
            <text:p>4573.33</text:p>
          </table:table-cell>
          <table:table-cell office:value-type="float" office:value="36720" table:style-name="ce1">
            <text:p>3672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0-1" table:style-name="ce1">
            <text:p>0-1</text:p>
          </table:table-cell>
          <table:table-cell office:value-type="float" office:value="687" table:style-name="ce1">
            <text:p>687</text:p>
          </table:table-cell>
          <table:table-cell office:value-type="float" office:value="87527" table:style-name="ce1">
            <text:p>8752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1-4" table:style-name="ce1">
            <text:p>1-4</text:p>
          </table:table-cell>
          <table:table-cell office:value-type="float" office:value="107" table:style-name="ce1">
            <text:p>107</text:p>
          </table:table-cell>
          <table:table-cell office:value-type="float" office:value="135247" table:style-name="ce1">
            <text:p>13524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5-9" table:style-name="ce1">
            <text:p>5-9</text:p>
          </table:table-cell>
          <table:table-cell office:value-type="float" office:value="74.67" table:style-name="ce1">
            <text:p>74.67</text:p>
          </table:table-cell>
          <table:table-cell office:value-type="float" office:value="241633" table:style-name="ce1">
            <text:p>241633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10-14" table:style-name="ce1">
            <text:p>10-14</text:p>
          </table:table-cell>
          <table:table-cell office:value-type="float" office:value="110" table:style-name="ce1">
            <text:p>110</text:p>
          </table:table-cell>
          <table:table-cell office:value-type="float" office:value="269952" table:style-name="ce1">
            <text:p>269952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15-19" table:style-name="ce1">
            <text:p>15-19</text:p>
          </table:table-cell>
          <table:table-cell office:value-type="float" office:value="716.67" table:style-name="ce1">
            <text:p>716.67</text:p>
          </table:table-cell>
          <table:table-cell office:value-type="float" office:value="268462" table:style-name="ce1">
            <text:p>268462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20-24" table:style-name="ce1">
            <text:p>20-24</text:p>
          </table:table-cell>
          <table:table-cell office:value-type="float" office:value="970.33" table:style-name="ce1">
            <text:p>970.33</text:p>
          </table:table-cell>
          <table:table-cell office:value-type="float" office:value="279238" table:style-name="ce1">
            <text:p>279238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25-29" table:style-name="ce1">
            <text:p>25-29</text:p>
          </table:table-cell>
          <table:table-cell office:value-type="float" office:value="901" table:style-name="ce1">
            <text:p>901</text:p>
          </table:table-cell>
          <table:table-cell office:value-type="float" office:value="277270" table:style-name="ce1">
            <text:p>27727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30-34" table:style-name="ce1">
            <text:p>30-34</text:p>
          </table:table-cell>
          <table:table-cell office:value-type="float" office:value="905" table:style-name="ce1">
            <text:p>905</text:p>
          </table:table-cell>
          <table:table-cell office:value-type="float" office:value="262570" table:style-name="ce1">
            <text:p>26257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35-39" table:style-name="ce1">
            <text:p>35-39</text:p>
          </table:table-cell>
          <table:table-cell office:value-type="float" office:value="909" table:style-name="ce1">
            <text:p>909</text:p>
          </table:table-cell>
          <table:table-cell office:value-type="float" office:value="232644" table:style-name="ce1">
            <text:p>23264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40-44" table:style-name="ce1">
            <text:p>40-44</text:p>
          </table:table-cell>
          <table:table-cell office:value-type="float" office:value="957.67" table:style-name="ce1">
            <text:p>957.67</text:p>
          </table:table-cell>
          <table:table-cell office:value-type="float" office:value="211499" table:style-name="ce1">
            <text:p>211499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45-49" table:style-name="ce1">
            <text:p>45-49</text:p>
          </table:table-cell>
          <table:table-cell office:value-type="float" office:value="1170" table:style-name="ce1">
            <text:p>1170</text:p>
          </table:table-cell>
          <table:table-cell office:value-type="float" office:value="181350" table:style-name="ce1">
            <text:p>181350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50-54" table:style-name="ce1">
            <text:p>50-54</text:p>
          </table:table-cell>
          <table:table-cell office:value-type="float" office:value="1412" table:style-name="ce1">
            <text:p>1412</text:p>
          </table:table-cell>
          <table:table-cell office:value-type="float" office:value="148258" table:style-name="ce1">
            <text:p>148258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55-59" table:style-name="ce1">
            <text:p>55-59</text:p>
          </table:table-cell>
          <table:table-cell office:value-type="float" office:value="1623.33" table:style-name="ce1">
            <text:p>1623.33</text:p>
          </table:table-cell>
          <table:table-cell office:value-type="float" office:value="117043" table:style-name="ce1">
            <text:p>117043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60-64" table:style-name="ce1">
            <text:p>60-64</text:p>
          </table:table-cell>
          <table:table-cell office:value-type="float" office:value="1820" table:style-name="ce1">
            <text:p>1820</text:p>
          </table:table-cell>
          <table:table-cell office:value-type="float" office:value="90235" table:style-name="ce1">
            <text:p>90235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65-69" table:style-name="ce1">
            <text:p>65-69</text:p>
          </table:table-cell>
          <table:table-cell office:value-type="float" office:value="2006" table:style-name="ce1">
            <text:p>2006</text:p>
          </table:table-cell>
          <table:table-cell office:value-type="float" office:value="67274" table:style-name="ce1">
            <text:p>6727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70-74" table:style-name="ce1">
            <text:p>70-74</text:p>
          </table:table-cell>
          <table:table-cell office:value-type="float" office:value="2076" table:style-name="ce1">
            <text:p>2076</text:p>
          </table:table-cell>
          <table:table-cell office:value-type="float" office:value="49891" table:style-name="ce1">
            <text:p>49891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75-79" table:style-name="ce1">
            <text:p>75-79</text:p>
          </table:table-cell>
          <table:table-cell office:value-type="float" office:value="2146.33" table:style-name="ce1">
            <text:p>2146.33</text:p>
          </table:table-cell>
          <table:table-cell office:value-type="float" office:value="31327" table:style-name="ce1">
            <text:p>3132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string" office:value="80+" table:style-name="ce1">
            <text:p>80+</text:p>
          </table:table-cell>
          <table:table-cell office:value-type="float" office:value="4179.67" table:style-name="ce1">
            <text:p>4179.67</text:p>
          </table:table-cell>
          <table:table-cell office:value-type="float" office:value="30207" table:style-name="ce1">
            <text:p>30207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